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nfigurar:</text:p>
      <text:p text:style-name="Standard"/>
      <text:p text:style-name="Standard">Editar /etc/suricata/suricata-debian.yaml</text:p>
      <text:p text:style-name="Standard">______________________________________________</text:p>
      <text:p text:style-name="Standard"><text:s/>- emerging-web_server.rules</text:p>
      <text:p text:style-name="Standard"><text:s/>- emerging-web_specific_apps.rules</text:p>
      <text:p text:style-name="Standard"><text:s/>- emerging-user_agents.rules</text:p>
      <text:p text:style-name="Standard"><text:s/>- emerging-current_events.rules</text:p>
      <text:p text:style-name="Standard"></text:p>
      <text:p text:style-name="P1">classification-file: /etc/snort/classification.config</text:p>
      <text:p text:style-name="P1">reference-config-file: /etc/snort/reference.config</text:p>
      <text:p text:style-name="Standard"></text:p>
      <text:p text:style-name="Standard"># Holds variables that would be used by the engine.</text:p>
      <text:p text:style-name="Standard">vars:</text:p>
      <text:p text:style-name="Standard">________________________________________________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nuel Campos</meta:initial-creator>
    <meta:creation-date>2011-10-04T12:50:11</meta:creation-date>
    <meta:generator>LibreOffice/3.3$Linux LibreOffice_project/330m19$Build-301</meta:generator>
    <dc:date>2011-10-07T11:56:27</dc:date>
    <dc:creator>Manuel Campos</dc:creator>
    <meta:editing-duration>PT7H41M15S</meta:editing-duration>
    <meta:editing-cycles>3</meta:editing-cycles>
    <meta:document-statistic meta:table-count="0" meta:image-count="0" meta:object-count="0" meta:page-count="1" meta:paragraph-count="14" meta:word-count="28" meta:character-count="439"/>
  </office:meta>
</office:document-meta>
</file>